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1.4" style:family="table-row">
      <style:table-row-properties style:min-row-height="0.2375in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86282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Header">
      <style:paragraph-properties fo:text-align="end" style:justify-single-word="false"/>
      <style:text-properties officeooo:rsid="00862826" officeooo:paragraph-rsid="00862826"/>
    </style:style>
    <style:style style:name="P4" style:family="paragraph" style:parent-style-name="Standard">
      <style:text-properties officeooo:rsid="001e14a6" officeooo:paragraph-rsid="001e14a6"/>
    </style:style>
    <style:style style:name="P5" style:family="paragraph" style:parent-style-name="Standard">
      <style:text-properties officeooo:rsid="001e14a6" officeooo:paragraph-rsid="00206516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Standard">
      <style:text-properties officeooo:rsid="001e14a6" officeooo:paragraph-rsid="0033fc04"/>
    </style:style>
    <style:style style:name="P8" style:family="paragraph" style:parent-style-name="Table_20_Contents">
      <style:text-properties officeooo:rsid="00212c21" officeooo:paragraph-rsid="00212c21"/>
    </style:style>
    <style:style style:name="P9" style:family="paragraph" style:parent-style-name="Table_20_Contents">
      <style:text-properties officeooo:rsid="00240acc" officeooo:paragraph-rsid="00240acc"/>
    </style:style>
    <style:style style:name="P10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1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2" style:family="paragraph" style:parent-style-name="Table_20_Contents">
      <style:text-properties fo:font-weight="bold" officeooo:rsid="006f35b3" officeooo:paragraph-rsid="006f35b3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4ff51e" officeooo:paragraph-rsid="0075ab86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7725a5" officeooo:paragraph-rsid="007725a5" style:font-weight-asian="bold" style:font-weight-complex="bold"/>
    </style:style>
    <style:style style:name="P17" style:family="paragraph" style:parent-style-name="Standard">
      <style:text-properties officeooo:rsid="0051bbf0" officeooo:paragraph-rsid="0075ab86"/>
    </style:style>
    <style:style style:name="P18" style:family="paragraph" style:parent-style-name="Standard">
      <style:text-properties officeooo:rsid="0051bbf0" officeooo:paragraph-rsid="004ff51e"/>
    </style:style>
    <style:style style:name="P19" style:family="paragraph" style:parent-style-name="Standard">
      <style:text-properties officeooo:rsid="00583d83" officeooo:paragraph-rsid="00583d83"/>
    </style:style>
    <style:style style:name="P20" style:family="paragraph" style:parent-style-name="Standard">
      <style:text-properties officeooo:rsid="00267fa4" officeooo:paragraph-rsid="005c6fb9"/>
    </style:style>
    <style:style style:name="P21" style:family="paragraph" style:parent-style-name="Standard">
      <style:text-properties officeooo:rsid="00267fa4" officeooo:paragraph-rsid="005e704c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5e704c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rsid="00267fa4" officeooo:paragraph-rsid="007fd1bb"/>
    </style:style>
    <style:style style:name="P24" style:family="paragraph" style:parent-style-name="Table_20_Contents">
      <style:text-properties officeooo:rsid="006f35b3" officeooo:paragraph-rsid="006f35b3"/>
    </style:style>
    <style:style style:name="P25" style:family="paragraph" style:parent-style-name="Table_20_Contents">
      <style:text-properties officeooo:rsid="0075ab86" officeooo:paragraph-rsid="0075ab86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7ba917" officeooo:paragraph-rsid="007ba917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7e4a86" officeooo:paragraph-rsid="007e4a86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rsid="007e4a86" officeooo:paragraph-rsid="0080b019"/>
    </style:style>
    <style:style style:name="P29" style:family="paragraph" style:parent-style-name="Table_20_Contents">
      <style:text-properties officeooo:rsid="00851496" officeooo:paragraph-rsid="00851496"/>
    </style:style>
    <style:style style:name="P30" style:family="paragraph" style:parent-style-name="Standard">
      <style:text-properties officeooo:rsid="00320ed7" officeooo:paragraph-rsid="00320ed7"/>
    </style:style>
    <style:style style:name="P31" style:family="paragraph" style:parent-style-name="Standard">
      <style:text-properties officeooo:rsid="00320ed7" officeooo:paragraph-rsid="007fd1bb"/>
    </style:style>
    <style:style style:name="P32" style:family="paragraph" style:parent-style-name="Standard">
      <style:text-properties officeooo:paragraph-rsid="007fd1bb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7fd1bb"/>
    </style:style>
    <style:style style:name="P34" style:family="paragraph" style:parent-style-name="Standard">
      <style:text-properties fo:font-style="italic" officeooo:rsid="00320ed7" officeooo:paragraph-rsid="007fd1bb" style:font-style-asian="italic" style:font-style-complex="italic"/>
    </style:style>
    <style:style style:name="P35" style:family="paragraph" style:parent-style-name="Standard">
      <style:text-properties fo:font-style="italic" officeooo:paragraph-rsid="007fd1bb" style:font-style-asian="italic" style:font-style-complex="italic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style="italic" officeooo:rsid="00267fa4" officeooo:paragraph-rsid="007fd1bb" style:font-style-asian="italic" style:font-style-complex="italic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font-style="italic" officeooo:rsid="007ba917" officeooo:paragraph-rsid="0080b019" style:font-style-asian="italic" style:font-style-complex="italic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style="italic" officeooo:rsid="007e4a86" officeooo:paragraph-rsid="0080b019" style:font-style-asian="italic" style:font-style-complex="italic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7fd1bb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rsid="003b60de" officeooo:paragraph-rsid="007fd1bb"/>
    </style:style>
    <style:style style:name="P41" style:family="paragraph" style:parent-style-name="Standard">
      <style:text-properties officeooo:rsid="003eda82" officeooo:paragraph-rsid="007fd1bb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7fd1bb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4e7aac" officeooo:paragraph-rsid="007fd1bb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Times New Roman" fo:font-size="12pt" style:text-underline-style="none" fo:font-weight="normal" officeooo:rsid="007a2866" officeooo:paragraph-rsid="007fd1bb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Times New Roman" fo:font-size="12pt" style:text-underline-style="none" fo:font-weight="normal" officeooo:rsid="007f2216" officeooo:paragraph-rsid="007fd1bb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Times New Roman" fo:font-size="12pt" style:text-underline-style="none" fo:font-weight="normal" officeooo:rsid="0088d946" officeooo:paragraph-rsid="007fd1bb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Times New Roman" fo:font-size="12pt" style:text-underline-style="none" fo:font-weight="normal" officeooo:rsid="0083c586" officeooo:paragraph-rsid="007fd1bb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officeooo:rsid="009e46f2" officeooo:paragraph-rsid="007fd1bb"/>
    </style:style>
    <style:style style:name="P49" style:family="paragraph" style:parent-style-name="Standard">
      <style:text-properties officeooo:rsid="0088d946" officeooo:paragraph-rsid="007fd1bb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officeooo:rsid="007fd1bb" officeooo:paragraph-rsid="007fd1bb"/>
    </style:style>
    <style:style style:name="P51" style:family="paragraph" style:parent-style-name="Standard">
      <style:paragraph-properties fo:margin-left="0.9846in" fo:margin-right="0in" fo:text-indent="0in" style:auto-text-indent="false"/>
      <style:text-properties officeooo:rsid="007fd1bb" officeooo:paragraph-rsid="007fd1bb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officeooo:rsid="0080b019" officeooo:paragraph-rsid="0080b019"/>
    </style:style>
    <style:style style:name="P53" style:family="paragraph" style:parent-style-name="Standard">
      <style:paragraph-properties fo:margin-left="0in" fo:margin-right="0in" fo:text-indent="0in" style:auto-text-indent="false"/>
      <style:text-properties officeooo:rsid="0080b019" officeooo:paragraph-rsid="0080b019"/>
    </style:style>
    <style:style style:name="P54" style:family="paragraph" style:parent-style-name="Standard">
      <style:paragraph-properties fo:margin-left="0.9846in" fo:margin-right="0in" fo:text-indent="0in" style:auto-text-indent="false"/>
      <style:text-properties officeooo:rsid="0080b019" officeooo:paragraph-rsid="0080b019"/>
    </style:style>
    <style:style style:name="P55" style:family="paragraph" style:parent-style-name="Standard">
      <style:paragraph-properties fo:margin-left="0.9846in" fo:margin-right="0in" fo:text-indent="0in" style:auto-text-indent="false"/>
      <style:text-properties officeooo:rsid="0080d80b" officeooo:paragraph-rsid="0080d80b"/>
    </style:style>
    <style:style style:name="P56" style:family="paragraph" style:parent-style-name="Standard" style:list-style-name="L1">
      <style:text-properties officeooo:rsid="00590ab2" officeooo:paragraph-rsid="00590ab2"/>
    </style:style>
    <style:style style:name="P57" style:family="paragraph" style:parent-style-name="Standard" style:list-style-name="L1">
      <style:text-properties officeooo:rsid="005af17e" officeooo:paragraph-rsid="005af17e"/>
    </style:style>
    <style:style style:name="P58" style:family="paragraph" style:parent-style-name="Standard" style:list-style-name="L2">
      <style:text-properties officeooo:paragraph-rsid="0085e630"/>
    </style:style>
    <style:style style:name="P59" style:family="paragraph" style:parent-style-name="Standard" style:list-style-name="L2">
      <style:text-properties officeooo:paragraph-rsid="00561ef7"/>
    </style:style>
    <style:style style:name="P60" style:family="paragraph" style:parent-style-name="Standard" style:list-style-name="L2">
      <style:text-properties officeooo:rsid="00531893" officeooo:paragraph-rsid="0085e630"/>
    </style:style>
    <style:style style:name="P61" style:family="paragraph" style:parent-style-name="Standard" style:list-style-name="L2">
      <style:text-properties officeooo:rsid="0098fc38" officeooo:paragraph-rsid="0085e630"/>
    </style:style>
    <style:style style:name="P62" style:family="paragraph" style:parent-style-name="Standard" style:list-style-name="L2">
      <style:text-properties officeooo:rsid="0085e630" officeooo:paragraph-rsid="0085e630"/>
    </style:style>
    <style:style style:name="P63" style:family="paragraph" style:parent-style-name="Standard" style:list-style-name="L2">
      <style:text-properties officeooo:rsid="005801da" officeooo:paragraph-rsid="0085e630"/>
    </style:style>
    <style:style style:name="P64" style:family="paragraph" style:parent-style-name="Standard" style:list-style-name="L2">
      <style:text-properties officeooo:rsid="005801da" officeooo:paragraph-rsid="005801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62826" style:font-weight-asian="bold" style:font-weight-complex="bold"/>
    </style:style>
    <style:style style:name="T3" style:family="text">
      <style:text-properties fo:font-weight="bold" officeooo:rsid="001e14a6" style:font-weight-asian="bold" style:font-weight-complex="bold"/>
    </style:style>
    <style:style style:name="T4" style:family="text">
      <style:text-properties fo:font-weight="bold" officeooo:rsid="0079bd7d" style:font-weight-asian="bold" style:font-weight-complex="bold"/>
    </style:style>
    <style:style style:name="T5" style:family="text">
      <style:text-properties fo:font-weight="bold" officeooo:rsid="00240acc" style:font-weight-asian="bold" style:font-weight-complex="bold"/>
    </style:style>
    <style:style style:name="T6" style:family="text">
      <style:text-properties fo:font-weight="bold" officeooo:rsid="005c6fb9" style:font-weight-asian="bold" style:font-weight-complex="bold"/>
    </style:style>
    <style:style style:name="T7" style:family="text">
      <style:text-properties officeooo:rsid="007ef3da"/>
    </style:style>
    <style:style style:name="T8" style:family="text">
      <style:text-properties officeooo:rsid="001edf93"/>
    </style:style>
    <style:style style:name="T9" style:family="text">
      <style:text-properties officeooo:rsid="001e14a6"/>
    </style:style>
    <style:style style:name="T10" style:family="text">
      <style:text-properties officeooo:rsid="0022ae94"/>
    </style:style>
    <style:style style:name="T11" style:family="text">
      <style:text-properties officeooo:rsid="00240acc"/>
    </style:style>
    <style:style style:name="T12" style:family="text">
      <style:text-properties officeooo:rsid="0027f8c1"/>
    </style:style>
    <style:style style:name="T13" style:family="text">
      <style:text-properties officeooo:rsid="002824da"/>
    </style:style>
    <style:style style:name="T14" style:family="text">
      <style:text-properties officeooo:rsid="002a5f3e"/>
    </style:style>
    <style:style style:name="T15" style:family="text">
      <style:text-properties officeooo:rsid="002bc085"/>
    </style:style>
    <style:style style:name="T16" style:family="text">
      <style:text-properties officeooo:rsid="002c23bb"/>
    </style:style>
    <style:style style:name="T17" style:family="text">
      <style:text-properties officeooo:rsid="002d28a1"/>
    </style:style>
    <style:style style:name="T18" style:family="text">
      <style:text-properties officeooo:rsid="002ed7ff"/>
    </style:style>
    <style:style style:name="T19" style:family="text">
      <style:text-properties officeooo:rsid="0031aa3b"/>
    </style:style>
    <style:style style:name="T20" style:family="text">
      <style:text-properties officeooo:rsid="003b60de"/>
    </style:style>
    <style:style style:name="T21" style:family="text">
      <style:text-properties officeooo:rsid="003f4702"/>
    </style:style>
    <style:style style:name="T22" style:family="text">
      <style:text-properties style:text-position="super 58%"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23" style:family="text">
      <style:text-properties officeooo:rsid="0051bbf0"/>
    </style:style>
    <style:style style:name="T24" style:family="text">
      <style:text-properties officeooo:rsid="0051eaef"/>
    </style:style>
    <style:style style:name="T25" style:family="text">
      <style:text-properties officeooo:rsid="00531893"/>
    </style:style>
    <style:style style:name="T26" style:family="text">
      <style:text-properties officeooo:rsid="00549bc8"/>
    </style:style>
    <style:style style:name="T27" style:family="text">
      <style:text-properties officeooo:rsid="0055be5c"/>
    </style:style>
    <style:style style:name="T28" style:family="text">
      <style:text-properties officeooo:rsid="00561ef7"/>
    </style:style>
    <style:style style:name="T29" style:family="text">
      <style:text-properties officeooo:rsid="005c6fb9"/>
    </style:style>
    <style:style style:name="T30" style:family="text">
      <style:text-properties officeooo:rsid="005e62ff"/>
    </style:style>
    <style:style style:name="T31" style:family="text">
      <style:text-properties officeooo:rsid="005e704c"/>
    </style:style>
    <style:style style:name="T32" style:family="text">
      <style:text-properties officeooo:rsid="00611f5d"/>
    </style:style>
    <style:style style:name="T33" style:family="text">
      <style:text-properties officeooo:rsid="0062fc8a"/>
    </style:style>
    <style:style style:name="T34" style:family="text">
      <style:text-properties officeooo:rsid="0063e59f"/>
    </style:style>
    <style:style style:name="T35" style:family="text">
      <style:text-properties officeooo:rsid="0063e87b"/>
    </style:style>
    <style:style style:name="T36" style:family="text">
      <style:text-properties officeooo:rsid="0066ac7d"/>
    </style:style>
    <style:style style:name="T37" style:family="text">
      <style:text-properties officeooo:rsid="006a257c"/>
    </style:style>
    <style:style style:name="T38" style:family="text">
      <style:text-properties officeooo:rsid="00645172"/>
    </style:style>
    <style:style style:name="T39" style:family="text">
      <style:text-properties officeooo:rsid="00470150"/>
    </style:style>
    <style:style style:name="T40" style:family="text">
      <style:text-properties officeooo:rsid="00700794"/>
    </style:style>
    <style:style style:name="T41" style:family="text">
      <style:text-properties officeooo:rsid="0075ab86"/>
    </style:style>
    <style:style style:name="T42" style:family="text">
      <style:text-properties officeooo:rsid="0079bd7d"/>
    </style:style>
    <style:style style:name="T43" style:family="text">
      <style:text-properties officeooo:rsid="007b7e23"/>
    </style:style>
    <style:style style:name="T44" style:family="text">
      <style:text-properties officeooo:rsid="007ba917"/>
    </style:style>
    <style:style style:name="T45" style:family="text">
      <style:text-properties officeooo:rsid="007bd9fc"/>
    </style:style>
    <style:style style:name="T46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style:text-underline-style="none" fo:font-weight="normal" officeooo:rsid="007d8aa7" style:font-size-asian="12pt" style:font-weight-asian="normal" style:font-size-complex="12pt" style:font-weight-complex="normal"/>
    </style:style>
    <style:style style:name="T50" style:family="text">
      <style:text-properties style:font-name="Times New Roman" fo:font-size="12pt" style:text-underline-style="none" fo:font-weight="normal" officeooo:rsid="004e7aac" style:font-size-asian="12pt" style:font-weight-asian="normal" style:font-size-complex="12pt" style:font-weight-complex="normal"/>
    </style:style>
    <style:style style:name="T51" style:family="text">
      <style:text-properties style:font-name="Times New Roman" fo:font-size="12pt" style:text-underline-style="none" fo:font-weight="normal" officeooo:rsid="00825097" style:font-size-asian="12pt" style:font-weight-asian="normal" style:font-size-complex="12pt" style:font-weight-complex="normal"/>
    </style:style>
    <style:style style:name="T52" style:family="text">
      <style:text-properties style:font-name="Times New Roman" fo:font-size="12pt" style:text-underline-style="none" fo:font-weight="normal" officeooo:rsid="007f2216" style:font-size-asian="12pt" style:font-weight-asian="normal" style:font-size-complex="12pt" style:font-weight-complex="normal"/>
    </style:style>
    <style:style style:name="T53" style:family="text">
      <style:text-properties style:font-name="Times New Roman" fo:font-size="12pt" style:text-underline-style="none" fo:font-weight="normal" officeooo:rsid="0080e8f7" style:font-size-asian="12pt" style:font-weight-asian="normal" style:font-size-complex="12pt" style:font-weight-complex="normal"/>
    </style:style>
    <style:style style:name="T54" style:family="text">
      <style:text-properties style:font-name="Times New Roman" fo:font-size="12pt" style:text-underline-style="none" fo:font-weight="normal" officeooo:rsid="0080f013" style:font-size-asian="12pt" style:font-weight-asian="normal" style:font-size-complex="12pt" style:font-weight-complex="normal"/>
    </style:style>
    <style:style style:name="T55" style:family="text">
      <style:text-properties style:font-name="Times New Roman" fo:font-size="12pt" style:text-underline-style="none" fo:font-weight="normal" officeooo:rsid="003b60de" style:font-size-asian="12pt" style:font-weight-asian="normal" style:font-size-complex="12pt" style:font-weight-complex="normal"/>
    </style:style>
    <style:style style:name="T56" style:family="text">
      <style:text-properties style:font-name="Times New Roman" fo:font-size="12pt" style:text-underline-style="none" fo:font-weight="normal" officeooo:rsid="00916307" style:font-size-asian="12pt" style:font-weight-asian="normal" style:font-size-complex="12pt" style:font-weight-complex="normal"/>
    </style:style>
    <style:style style:name="T57" style:family="text">
      <style:text-properties style:font-name="Times New Roman" fo:font-size="12pt" style:text-underline-style="none" fo:font-weight="normal" officeooo:rsid="003c162f" style:font-size-asian="12pt" style:font-weight-asian="normal" style:font-size-complex="12pt" style:font-weight-complex="normal"/>
    </style:style>
    <style:style style:name="T58" style:family="text">
      <style:text-properties style:font-name="Times New Roman" fo:font-size="12pt" style:text-underline-style="none" fo:font-weight="normal" officeooo:rsid="0085ab40" style:font-size-asian="12pt" style:font-weight-asian="normal" style:font-size-complex="12pt" style:font-weight-complex="normal"/>
    </style:style>
    <style:style style:name="T59" style:family="text">
      <style:text-properties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60" style:family="text">
      <style:text-properties style:font-name="Times New Roman" fo:font-size="12pt" style:text-underline-style="none" fo:font-weight="normal" officeooo:rsid="0083c586" style:font-size-asian="12pt" style:font-weight-asian="normal" style:font-size-complex="12pt" style:font-weight-complex="normal"/>
    </style:style>
    <style:style style:name="T61" style:family="text">
      <style:text-properties style:font-name="Times New Roman" fo:font-size="12pt" style:text-underline-style="none" fo:font-weight="normal" officeooo:rsid="0080b019" style:font-size-asian="12pt" style:font-weight-asian="normal" style:font-size-complex="12pt" style:font-weight-complex="normal"/>
    </style:style>
    <style:style style:name="T62" style:family="text">
      <style:text-properties officeooo:rsid="007be473"/>
    </style:style>
    <style:style style:name="T63" style:family="text">
      <style:text-properties officeooo:rsid="007d8aa7"/>
    </style:style>
    <style:style style:name="T64" style:family="text">
      <style:text-properties officeooo:rsid="0083c586"/>
    </style:style>
    <style:style style:name="T65" style:family="text">
      <style:text-properties officeooo:rsid="008720c4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8467be" style:font-style-asian="italic" style:font-style-complex="italic"/>
    </style:style>
    <style:style style:name="T68" style:family="text">
      <style:text-properties officeooo:rsid="0080d80b"/>
    </style:style>
    <style:style style:name="T69" style:family="text">
      <style:text-properties officeooo:rsid="008135b8"/>
    </style:style>
    <style:style style:name="T70" style:family="text">
      <style:text-properties officeooo:rsid="0082a038"/>
    </style:style>
    <style:style style:name="T71" style:family="text">
      <style:text-properties officeooo:rsid="008399fc"/>
    </style:style>
    <style:style style:name="T72" style:family="text">
      <style:text-properties officeooo:rsid="00851496"/>
    </style:style>
    <style:style style:name="T73" style:family="text">
      <style:text-properties officeooo:rsid="009a61c4"/>
    </style:style>
    <style:style style:name="T74" style:family="text">
      <style:text-properties officeooo:rsid="009d1c18"/>
    </style:style>
    <style:style style:name="T75" style:family="text">
      <style:text-properties officeooo:rsid="0098dbb6"/>
    </style:style>
    <style:style style:name="T76" style:family="text">
      <style:text-properties officeooo:rsid="00983e3a"/>
    </style:style>
    <style:style style:name="T77" style:family="text">
      <style:text-properties officeooo:rsid="0085e6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0"><text:span text:style-name="T8">T</text:span><text:span text:style-name="T9">aller de Traducción </text:span><text:span text:style-name="T29">Ingeniería y Adelantos Tecnológicos</text:span></text:p>
          </table:table-cell>
        </table:table-row>
        <table:table-row>
          <table:table-cell table:style-name="Table1.A1" office:value-type="string">
            <text:p text:style-name="P8">Program <text:span text:style-name="T19">and </text:span><text:span text:style-name="T10">Track</text:span>:</text:p>
          </table:table-cell>
          <table:table-cell table:style-name="Table1.A1" office:value-type="string">
            <text:p text:style-name="P5"><text:span text:style-name="T11">I</text:span><text:span text:style-name="T5">nterpretación y Traduccíon: </text:span><text:span text:style-name="T6">6</text:span><text:span text:style-name="T1">° Cuatrimestre </text:span></text:p>
          </table:table-cell>
        </table:table-row>
        <table:table-row>
          <table:table-cell table:style-name="Table1.A1" office:value-type="string">
            <text:p text:style-name="P9">Course ID:</text:p>
          </table:table-cell>
          <table:table-cell table:style-name="Table1.A1" office:value-type="string">
            <text:p text:style-name="P11">IT062<text:span text:style-name="T42">8</text:span></text:p>
          </table:table-cell>
        </table:table-row>
        <table:table-row table:style-name="Table1.4">
          <table:table-cell table:style-name="Table1.A1" office:value-type="string">
            <text:p text:style-name="P24">Cohort <text:span text:style-name="T40">ID</text:span>:</text:p>
          </table:table-cell>
          <table:table-cell table:style-name="Table1.A1" office:value-type="string">
            <text:p text:style-name="P12">6A<text:span text:style-name="T40">1</text:span></text:p>
          </table:table-cell>
        </table:table-row>
      </table:table>
      <text:p text:style-name="P2"/>
      <text:p text:style-name="P13">Description</text:p>
      <text:p text:style-name="P20">This course provides the <text:span text:style-name="T12">modern </text:span>foundations for linguistic translation in the <text:span text:style-name="T29">engineering sciences</text:span><text:span text:style-name="T12"> </text:span><text:span text:style-name="T29">and in </text:span><text:span text:style-name="T30">the </text:span><text:span text:style-name="T31">broader </text:span><text:span text:style-name="T30">field of advanced technologies. </text:span><text:span text:style-name="T31">The course will </text:span><text:span text:style-name="T30">focus on </text:span><text:span text:style-name="T31">translation in selected</text:span><text:span text:style-name="T30"> engineering disciplines as well as </text:span><text:span text:style-name="T31">translation related to </text:span><text:span text:style-name="T30">advanced and emerging technologies</text:span><text:span text:style-name="T33"> </text:span><text:span text:style-name="T37">that come </text:span><text:span text:style-name="T32">primarily </text:span><text:span text:style-name="T33">from</text:span><text:span text:style-name="T32"> the engineering sciences</text:span><text:span text:style-name="T30">. </text:span><text:span text:style-name="T14">The </text:span><text:span text:style-name="T15">professional </text:span><text:span text:style-name="T14">translational mapping tools </text:span><text:span text:style-name="T15">developed in this course will </text:span><text:span text:style-name="T17">be specific </text:span><text:span text:style-name="T15">to </text:span><text:span text:style-name="T14">Spanish and English translation</text:span><text:span text:style-name="T15">s</text:span><text:span text:style-name="T14">, although such tools </text:span><text:span text:style-name="T17">and methodologies </text:span><text:span text:style-name="T14">can readily be extended </text:span><text:span text:style-name="T18">to</text:span><text:span text:style-name="T15"> </text:span><text:span text:style-name="T16">the translation of</text:span><text:span text:style-name="T14"> other languages. </text:span></text:p>
      <text:p text:style-name="P21"/>
      <text:p text:style-name="P21"><text:span text:style-name="T13">Major </text:span><text:span text:style-name="T17">elements of</text:span><text:span text:style-name="T13"> the course will include: </text:span></text:p>
      <text:p text:style-name="P22">I. <text:tab/>Foundations of Science and Engineering</text:p>
      <text:p text:style-name="P22">II.<text:tab/>Elements of Academic Work</text:p>
      <text:p text:style-name="P22">III. <text:tab/>Elements of Professional Consulting</text:p>
      <text:p text:style-name="P22">IV. <text:tab/>AI-Powered Translation</text:p>
      <text:p text:style-name="P22"><text:span text:style-name="T44">V</text:span>. <text:tab/><text:span text:style-name="T71">Interpretation and Translation </text:span>of Real-World Technical Documents</text:p>
      <text:p text:style-name="P26">VI. <text:tab/>Contemporary Topics in Engineering and Science</text:p>
      <text:p text:style-name="P27">VII. <text:tab/>Vocabulary <text:span text:style-name="T71">Building</text:span></text:p>
      <text:p text:style-name="P2"/>
      <text:p text:style-name="P2"/>
      <text:p text:style-name="P13">Scope <text:span text:style-name="T43">and General Sequence</text:span></text:p>
      <text:p text:style-name="P36">I. <text:s/>Foundations of Science and Engineering</text:p>
      <text:p text:style-name="P50">1. <text:span text:style-name="T34">Selected Engineering Disciplines</text:span></text:p>
      <text:p text:style-name="P50"><text:tab/>1.1 General Foundations and History</text:p>
      <text:p text:style-name="P50"><text:tab/>1.2 Development in Mexico</text:p>
      <text:p text:style-name="P50"/>
      <text:p text:style-name="P50">2. Engineering vs. Science</text:p>
      <text:p text:style-name="P50"/>
      <text:p text:style-name="P50">3. Kuhn’s Perspective</text:p>
      <text:p text:style-name="P51">3.1 Evolution of Normal Science as a Paradigm</text:p>
      <text:p text:style-name="P51">3,2 Scientific Revolutions</text:p>
      <text:p text:style-name="P50"/>
      <text:p text:style-name="P50">4. Wicked Problems</text:p>
      <text:p text:style-name="P30"/>
      <text:p text:style-name="P34"><text:span text:style-name="T45">II</text:span>. <text:span text:style-name="T47">Elements of Academic </text:span><text:span text:style-name="T48">Work</text:span></text:p>
      <text:p text:style-name="P31"><text:tab/><text:span text:style-name="T62">1</text:span>. <text:s/>The Elements of Style in Professional Writing</text:p>
      <text:p text:style-name="P39"><text:span text:style-name="T62"><text:tab/>1.1 APA </text:span><text:span text:style-name="T63">S</text:span><text:span text:style-name="T62">tyl</text:span><text:span text:style-name="T63">e</text:span></text:p>
      <text:p text:style-name="P39"><text:tab/><text:span text:style-name="T62">1.2 <text:s/></text:span><text:span text:style-name="T20">Strunk and White’</text:span><text:span text:style-name="T21">s. “Elements of Style”</text:span></text:p>
      <text:p text:style-name="P40"><text:tab/><text:tab/><text:span text:style-name="T62">1.3 </text:span><text:s/>Developing a <text:span text:style-name="T68">Professional </text:span>Voice</text:p>
      <text:p text:style-name="P41"/>
      <text:p text:style-name="P41"><text:tab/><text:span text:style-name="T63">2</text:span>. <text:s/>Review of Essential English Grammar</text:p>
      <text:p text:style-name="P42"><text:soft-page-break/><text:tab/><text:span text:style-name="T63">2</text:span>.1 <text:s/>Murphy’s, “English Grammar in Use”</text:p>
      <text:p text:style-name="P42"><text:span text:style-name="T47"><text:tab/></text:span><text:span text:style-name="T49">2</text:span><text:span text:style-name="T47">.2 <text:s/></text:span><text:span text:style-name="T50">The Yale Graduate Writing Center</text:span></text:p>
      <text:p text:style-name="P43"/>
      <text:p text:style-name="P48"><text:span text:style-name="T50">3. </text:span><text:span text:style-name="T61">Constructing </text:span><text:span text:style-name="T46">Critique</text:span><text:span text:style-name="T61">s</text:span></text:p>
      <text:p text:style-name="P44"/>
      <text:p text:style-name="P34"><text:span text:style-name="T51">III <text:s/>Elements of </text:span><text:span text:style-name="T52">Professional </text:span><text:span text:style-name="T48">Consulting</text:span></text:p>
      <text:p text:style-name="P31"><text:span text:style-name="T47"><text:tab/></text:span><text:span text:style-name="T51">1</text:span><text:span text:style-name="T52">. </text:span><text:span text:style-name="T53">Quality Assurance / Quality Control (QA/QC)</text:span></text:p>
      <text:p text:style-name="P31"><text:span text:style-name="T52"><text:tab/><text:tab/></text:span><text:span text:style-name="T51">1</text:span><text:span text:style-name="T48">.1 Quality Management Systems (QMS): ISO 9001</text:span></text:p>
      <text:p text:style-name="P32"><text:span text:style-name="T52"><text:tab/><text:tab/></text:span><text:span text:style-name="T51">1</text:span><text:span text:style-name="T48">.2 </text:span><text:span text:style-name="T53">Records Management: ISO 15489</text:span></text:p>
      <text:p text:style-name="P45"><text:tab/></text:p>
      <text:p text:style-name="P32"><text:span text:style-name="T52"><text:tab/></text:span><text:span text:style-name="T51">2</text:span><text:span text:style-name="T54">. </text:span><text:span text:style-name="T55"><text:s/></text:span><text:span text:style-name="T56">Document </text:span><text:span text:style-name="T55">Version Control Systems (V</text:span><text:span text:style-name="T57">CSs</text:span><text:span text:style-name="T55">)</text:span></text:p>
      <text:p text:style-name="P32"><text:span text:style-name="T55"><text:tab/><text:tab/></text:span><text:span text:style-name="T51">2</text:span><text:span text:style-name="T54">.1 </text:span><text:span text:style-name="T55">Git</text:span></text:p>
      <text:p text:style-name="P32"><text:span text:style-name="T55"><text:tab/><text:tab/></text:span><text:span text:style-name="T51">2</text:span><text:span text:style-name="T54">.2 GitHub</text:span></text:p>
      <text:p text:style-name="P45"/>
      <text:p text:style-name="P49"><text:span text:style-name="T52"><text:tab/>3. </text:span><text:span text:style-name="T46">Marron’s Tips for Successful Consulting</text:span></text:p>
      <text:p text:style-name="P46"><text:tab/><text:tab/>3.1 <text:s/>Clients</text:p>
      <text:p text:style-name="P46"><text:tab/><text:tab/>3.2 <text:s/>Deliverables</text:p>
      <text:p text:style-name="P46"><text:tab/><text:tab/>3.3 Transmittal Letters</text:p>
      <text:p text:style-name="P45"/>
      <text:p text:style-name="P35"><text:span text:style-name="T58">IV.</text:span><text:span text:style-name="T51"> <text:s/>AI-Powered Translation</text:span></text:p>
      <text:p text:style-name="P32"><text:span text:style-name="T52"><text:tab/></text:span><text:span text:style-name="T58">1. </text:span><text:span text:style-name="T59">Professional Translators in the 21</text:span><text:span text:style-name="T22">st</text:span><text:span text:style-name="T59"> century</text:span></text:p>
      <text:p text:style-name="P32"><text:span text:style-name="T59"><text:tab/><text:tab/></text:span><text:span text:style-name="T58">1.1 </text:span><text:span text:style-name="T60">Current Research</text:span></text:p>
      <text:p text:style-name="P32"><text:span text:style-name="T60"><text:tab/><text:tab/></text:span><text:span text:style-name="T58">1.2 </text:span><text:span text:style-name="T60">Realities</text:span></text:p>
      <text:p text:style-name="P47"><text:tab/></text:p>
      <text:p text:style-name="P32"><text:span text:style-name="T60"><text:tab/>2. </text:span><text:span text:style-name="T58">AI</text:span></text:p>
      <text:p text:style-name="P32"><text:span text:style-name="T58"><text:tab/><text:tab/>2.1 </text:span><text:span text:style-name="T60">Machine Learning</text:span></text:p>
      <text:p text:style-name="P32"><text:span text:style-name="T60"><text:tab/><text:tab/></text:span><text:span text:style-name="T58">2.2 </text:span><text:span text:style-name="T60">Large Language Models (LLMs)</text:span></text:p>
      <text:p text:style-name="P32"><text:span text:style-name="T60"><text:tab/><text:tab/></text:span><text:span text:style-name="T58">2.3 Generative Pre-Trained Transformers (GPTs)</text:span></text:p>
      <text:p text:style-name="P33"/>
      <text:p text:style-name="P33"><text:span text:style-name="T64">3. </text:span><text:s/><text:span text:style-name="T64">The Tools</text:span></text:p>
      <text:p text:style-name="P33"><text:span text:style-name="T64"><text:tab/>3.</text:span><text:span text:style-name="T65">1</text:span><text:span text:style-name="T64"> Python </text:span></text:p>
      <text:p text:style-name="P33"><text:span text:style-name="T64"><text:tab/>3.2 </text:span><text:span text:style-name="T38">Application Programmer Interfaces (</text:span><text:span text:style-name="T39">APIs</text:span><text:span text:style-name="T38">)</text:span></text:p>
      <text:p text:style-name="P33"><text:span text:style-name="T64"><text:tab/>3.3 </text:span><text:span text:style-name="T38">Software Development Kits (</text:span><text:span text:style-name="T39">SDKs</text:span><text:span text:style-name="T38">)</text:span></text:p>
      <text:p text:style-name="P23"/>
      <text:p text:style-name="P36"><text:span text:style-name="T44">V</text:span>. <text:s/><text:span text:style-name="T70">Interpretation</text:span> <text:span text:style-name="T69">and Translation </text:span>of <text:span text:style-name="T70">Selected </text:span>Real-World Technical Documents</text:p>
      <text:p text:style-name="P52">1. Academic Texts</text:p>
      <text:p text:style-name="P52">2. Journal Articles and <text:s/><text:span text:style-name="T35">White Papers</text:span></text:p>
      <text:p text:style-name="P52">3, <text:span text:style-name="T35"><text:s/>Standard Operating Procedures (SOPs)</text:span></text:p>
      <text:p text:style-name="P52">4. Requests for Quotes (RFQs) and <text:span text:style-name="T35">Request for Proposals (RFPs)</text:span></text:p>
      <text:p text:style-name="P53"/>
      <text:p text:style-name="P37">VI. <text:tab/>Contemporary Topics in Engineering and Science</text:p>
      <text:p text:style-name="P52">1. Literature Review <text:span text:style-name="T69">and Translation </text:span>in Open-<text:span text:style-name="T69">S</text:span>ource Journals</text:p>
      <text:p text:style-name="P54">1.1 IEEE Open Journal of Engineering in Medicine and Biology</text:p>
      <text:p text:style-name="P55">1.2 IEEE Open Journal of the Communications Society</text:p>
      <text:p text:style-name="P55">1.3 Nature Communications</text:p>
      <text:p text:style-name="P38"><text:soft-page-break/></text:p>
      <text:p text:style-name="P28"><text:span text:style-name="T66">VII. <text:tab/>Vocabulary </text:span><text:span text:style-name="T67">Building</text:span></text:p>
      <text:p text:style-name="P7"/>
      <text:p text:style-name="P14">Expectations</text:p>
      <text:p text:style-name="P19">Students will be expected to:</text:p>
      <text:list xml:id="list1050316920" text:style-name="L1">
        <text:list-item>
          <text:p text:style-name="P56">Attend all classes on time</text:p>
        </text:list-item>
        <text:list-item>
          <text:p text:style-name="P56">Be prepared to take notes and access materials on-line</text:p>
        </text:list-item>
        <text:list-item>
          <text:p text:style-name="P56">Participate in all class activities, including discussions and presentations</text:p>
        </text:list-item>
        <text:list-item>
          <text:p text:style-name="P57">Complete all assignments, quizzes, and the final exam</text:p>
        </text:list-item>
      </text:list>
      <text:p text:style-name="P4"/>
      <text:p text:style-name="P14">Exit Criteria</text:p>
      <text:p text:style-name="P6"><text:span text:style-name="T23">Upon the successful completion of the course the student will </text:span><text:span text:style-name="T24">be able to:</text:span></text:p>
      <text:list xml:id="list4110946031" text:style-name="L2">
        <text:list-item>
          <text:p text:style-name="P58"><text:span text:style-name="T25">Demonstrate a </text:span><text:span text:style-name="T76">solid </text:span><text:span text:style-name="T25">understanding of the </text:span><text:span text:style-name="T76">theoretical foundations of </text:span><text:span text:style-name="T77">engineering and science </text:span><text:span text:style-name="T76">as well as a basic understanding of </text:span><text:span text:style-name="T77">selected engineering disciplines</text:span></text:p>
        </text:list-item>
        <text:list-item>
          <text:p text:style-name="P60">Demonstrate a solid understanding of <text:span text:style-name="T26">English grammatical structures and stylistic elements </text:span><text:span text:style-name="T74">useful for professional writing</text:span></text:p>
        </text:list-item>
        <text:list-item>
          <text:p text:style-name="P60">Demonstrate a solid understanding of <text:span text:style-name="T75">document management and QA/QC as well as other elements of professional consulting</text:span></text:p>
        </text:list-item>
        <text:list-item>
          <text:p text:style-name="P61">Demonstrate <text:span text:style-name="T25">a </text:span><text:span text:style-name="T73">basic </text:span><text:span text:style-name="T25">understanding of </text:span>AI-powered translation and the use of LLMs via APIs</text:p>
        </text:list-item>
        <text:list-item>
          <text:p text:style-name="P59"><text:span text:style-name="T28">Analyze and evaluate </text:span><text:span text:style-name="T36">a wide variety of document types commonly found in the engineering sciences </text:span><text:span text:style-name="T28">to p</text:span>roduce clear, coherent, <text:span text:style-name="T27">and accurate </text:span><text:span text:style-name="T28">English-Spanish </text:span><text:span text:style-name="T27">translations</text:span></text:p>
        </text:list-item>
        <text:list-item>
          <text:p text:style-name="P62">Demonstrate an awareness of contemporary trends in engineering through the review of open source journals</text:p>
        </text:list-item>
        <text:list-item>
          <text:p text:style-name="P58">Acquire and use vocabulary <text:span text:style-name="T73">relevant to modern e</text:span><text:span text:style-name="T77">ngineering and science</text:span></text:p>
        </text:list-item>
        <text:list-item>
          <text:p text:style-name="P63">Produce professional-quality deliverables</text:p>
          <text:p text:style-name="P64"/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5"><text:span text:style-name="T41">Interim </text:span>Evaluations <text:span text:style-name="T72">(Partials)</text:span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16">Final Grade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7">Daily Work and Participation<text:tab/></text:p>
          </table:table-cell>
          <table:table-cell table:style-name="Table2.A1" office:value-type="string">
            <text:p text:style-name="P25">10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17"><text:span text:style-name="T72">1P</text:span><text:tab/></text:p>
          </table:table-cell>
          <table:table-cell table:style-name="Table2.A1" office:value-type="string">
            <text:p text:style-name="P25"><text:span text:style-name="T72">25 </text:span>%</text:p>
          </table:table-cell>
        </table:table-row>
        <table:table-row>
          <table:table-cell table:style-name="Table2.A1" office:value-type="string">
            <text:p text:style-name="P25">Homework</text:p>
          </table:table-cell>
          <table:table-cell table:style-name="Table2.A1" office:value-type="string">
            <text:p text:style-name="P25">60 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29">2P</text:p>
          </table:table-cell>
          <table:table-cell table:style-name="Table2.A1" office:value-type="string">
            <text:p text:style-name="P25"><text:span text:style-name="T72">25</text:span> %</text:p>
          </table:table-cell>
        </table:table-row>
        <table:table-row>
          <table:table-cell table:style-name="Table2.A1" office:value-type="string">
            <text:p text:style-name="P25">Interim Exam</text:p>
          </table:table-cell>
          <table:table-cell table:style-name="Table2.A1" office:value-type="string">
            <text:p text:style-name="P25">30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29">3P</text:p>
          </table:table-cell>
          <table:table-cell table:style-name="Table2.A1" office:value-type="string">
            <text:p text:style-name="P25"><text:span text:style-name="T72">25 </text:span>%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25">Final Exam</text:p>
          </table:table-cell>
          <table:table-cell table:style-name="Table2.A1" office:value-type="string">
            <text:p text:style-name="P25"><text:span text:style-name="T72">25</text:span> %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862826"/>
    </style:style>
    <style:style style:name="MP2" style:family="paragraph" style:parent-style-name="Header">
      <style:paragraph-properties fo:text-align="end" style:justify-single-word="false"/>
      <style:text-properties officeooo:rsid="00862826" officeooo:paragraph-rsid="00862826"/>
    </style:style>
    <style:style style:name="MT1" style:family="text">
      <style:text-properties fo:font-weight="bold" officeooo:rsid="00862826" style:font-weight-asian="bold" style:font-weight-complex="bold"/>
    </style:style>
    <style:style style:name="MT2" style:family="text">
      <style:text-properties fo:font-weight="bold" officeooo:rsid="001e14a6" style:font-weight-asian="bold" style:font-weight-complex="bold"/>
    </style:style>
    <style:style style:name="MT3" style:family="text">
      <style:text-properties fo:font-weight="bold" officeooo:rsid="0079bd7d" style:font-weight-asian="bold" style:font-weight-complex="bold"/>
    </style:style>
    <style:style style:name="MT4" style:family="text">
      <style:text-properties officeooo:rsid="007ef3d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ron 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text:span text:style-name="MT1">I</text:span><text:span text:style-name="MT2">T062</text:span><text:span text:style-name="MT3">8</text:span></text:p>
        <text:p text:style-name="MP1"><text:span text:style-name="MT4">UTECA 25-3</text:span></text:p>
        <text:p text:style-name="MP2">Page <text:page-number text:select-page="current">3</text:page-number><text:s/>of 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5-01T21:26:05.439241204</dc:date>
    <meta:editing-duration>PT11H1M26S</meta:editing-duration>
    <meta:editing-cycles>83</meta:editing-cycles>
    <meta:generator>LibreOffice/7.3.7.2$Linux_X86_64 LibreOffice_project/30$Build-2</meta:generator>
    <meta:document-statistic meta:table-count="2" meta:image-count="1" meta:object-count="0" meta:page-count="3" meta:paragraph-count="109" meta:word-count="626" meta:character-count="4244" meta:non-whitespace-character-count="3663"/>
  </office:meta>
</office:document-meta>
</file>